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row>
          <table:table-cell>
            <text:p xmlns:text="urn:oasis:names:tc:opendocument:xmlns:text:1.0">Month</text:p>
          </table:table-cell>
          <table:table-cell>
            <text:p xmlns:text="urn:oasis:names:tc:opendocument:xmlns:text:1.0">Temp</text:p>
          </table:table-cell>
        </table:table-row>
        <table:table-row>
          <table:table-cell>
            <text:p xmlns:text="urn:oasis:names:tc:opendocument:xmlns:text:1.0">January</text:p>
          </table:table-cell>
          <table:table-cell office:value-type="float" office:value="1">
            <text:p xmlns:text="urn:oasis:names:tc:opendocument:xmlns:text:1.0">1.00</text:p>
          </table:table-cell>
        </table:table-row>
        <table:table-row>
          <table:table-cell>
            <text:p xmlns:text="urn:oasis:names:tc:opendocument:xmlns:text:1.0">February</text:p>
          </table:table-cell>
          <table:table-cell office:value-type="float" office:value="3">
            <text:p xmlns:text="urn:oasis:names:tc:opendocument:xmlns:text:1.0">3.00</text:p>
          </table:table-cell>
        </table:table-row>
        <table:table-row>
          <table:table-cell>
            <text:p xmlns:text="urn:oasis:names:tc:opendocument:xmlns:text:1.0">March</text:p>
          </table:table-cell>
          <table:table-cell office:value-type="float" office:value="8">
            <text:p xmlns:text="urn:oasis:names:tc:opendocument:xmlns:text:1.0">8.00</text:p>
          </table:table-cell>
        </table:table-row>
        <table:table-row>
          <table:table-cell>
            <text:p xmlns:text="urn:oasis:names:tc:opendocument:xmlns:text:1.0">April</text:p>
          </table:table-cell>
          <table:table-cell office:value-type="float" office:value="10">
            <text:p xmlns:text="urn:oasis:names:tc:opendocument:xmlns:text:1.0">10.00</text:p>
          </table:table-cell>
        </table:table-row>
        <table:table-row>
          <table:table-cell>
            <text:p xmlns:text="urn:oasis:names:tc:opendocument:xmlns:text:1.0">May</text:p>
          </table:table-cell>
          <table:table-cell office:value-type="float" office:value="15">
            <text:p xmlns:text="urn:oasis:names:tc:opendocument:xmlns:text:1.0">15.00</text:p>
          </table:table-cell>
        </table:table-row>
        <table:table-row>
          <table:table-cell>
            <text:p xmlns:text="urn:oasis:names:tc:opendocument:xmlns:text:1.0">June</text:p>
          </table:table-cell>
          <table:table-cell office:value-type="float" office:value="18">
            <text:p xmlns:text="urn:oasis:names:tc:opendocument:xmlns:text:1.0">18.00</text:p>
          </table:table-cell>
        </table:table-row>
      </table:table>
    </office:spreadsheet>
  </office:body>
</office:document>
</file>